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Method.CopyMethod( String uri , String destinationUri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Method.CopyMethod( String uri , String destinationUri , boolean overwrite , boolean shall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